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fc2e" officeooo:paragraph-rsid="0000fc2e"/>
    </style:style>
    <style:style style:name="P2" style:family="paragraph" style:parent-style-name="Standard">
      <style:text-properties officeooo:rsid="0000fc2e" officeooo:paragraph-rsid="000304b4"/>
    </style:style>
    <style:style style:name="P3" style:family="paragraph" style:parent-style-name="Standard">
      <style:text-properties style:text-line-through-style="solid" style:text-line-through-type="single" officeooo:rsid="0000fc2e" officeooo:paragraph-rsid="0000fc2e"/>
    </style:style>
    <style:style style:name="P4" style:family="paragraph" style:parent-style-name="Standard">
      <style:text-properties style:text-line-through-style="solid" style:text-line-through-type="single" officeooo:rsid="000304b4" officeooo:paragraph-rsid="000304b4"/>
    </style:style>
    <style:style style:name="P5" style:family="paragraph" style:parent-style-name="Standard">
      <style:text-properties style:text-line-through-style="none" style:text-line-through-type="none" fo:language="en" fo:country="GB" officeooo:rsid="0005f7a6" officeooo:paragraph-rsid="0005f7a6"/>
    </style:style>
    <style:style style:name="T1" style:family="text">
      <style:text-properties style:text-line-through-style="solid" style:text-line-through-type="sing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imple list view working as intended</text:p>
      <text:p text:style-name="P1"/>
      <text:p text:style-name="P3">Fix ERROR for power rating name in full list</text:p>
      <text:p text:style-name="P3"/>
      <text:p text:style-name="P4">Fix edit passive window errors</text:p>
      <text:p text:style-name="P4"/>
      <text:p text:style-name="P5">Delete entry button in inspect. (with are you sure)</text:p>
      <text:p text:style-name="P5"/>
      <text:p text:style-name="P5">Delete duplicates functionality</text:p>
      <text:p text:style-name="P2"/>
      <text:p text:style-name="P1">Add sort conditions buttons</text:p>
      <text:p text:style-name="P1"/>
      <text:p text:style-name="P1">Add filter conditions</text:p>
      <text:p text:style-name="P1"/>
      <text:p text:style-name="P1">Add keyboard shortcuts</text:p>
      <text:p text:style-name="P1"/>
      <text:p text:style-name="P1">Add help menu</text:p>
      <text:p text:style-name="P1"/>
      <text:p text:style-name="P1">Add capacitors category</text:p>
      <text:p text:style-name="P1"/>
      <text:p text:style-name="P1">Add inductors category</text:p>
      <text:p text:style-name="P1"/>
      <text:p text:style-name="P1">Add LEDs category</text:p>
      <text:p text:style-name="P1"/>
      <text:p text:style-name="P1">Add ICs category</text:p>
      <text:p text:style-name="P1"/>
      <text:p text:style-name="P1">Add self backup and retrieval</text:p>
      <text:p text:style-name="P1"/>
      <text:p text:style-name="P1">Create installer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7-30T11:36:59.788000000</dc:date>
    <meta:editing-duration>PT1H18M31S</meta:editing-duration>
    <meta:editing-cycles>3</meta:editing-cycles>
    <meta:document-statistic meta:table-count="0" meta:image-count="0" meta:object-count="0" meta:page-count="1" meta:paragraph-count="15" meta:word-count="64" meta:character-count="398" meta:non-whitespace-character-count="349"/>
  </office:meta>
</office:document-meta>
</file>